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3A9574F6DB695A2C7CF.png" manifest:media-type="image/png"/>
  <manifest:file-entry manifest:full-path="Pictures/10000000000004B20000023E16B6FC9113645DD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ffcc00" draw:textarea-horizontal-align="justify" draw:textarea-vertical-align="middle" draw:auto-grow-height="false" fo:min-height="2.037cm" fo:min-width="5.47cm" fo:wrap-option="no-wrap"/>
    </style:style>
    <style:style style:name="gr3" style:family="graphic" style:parent-style-name="standard">
      <style:graphic-properties draw:fill-color="#ffcc00" draw:textarea-horizontal-align="justify" draw:textarea-vertical-align="middle" draw:auto-grow-height="false" fo:min-height="2.545cm" fo:min-width="5.47cm" fo:wrap-option="no-wrap"/>
    </style:style>
    <style:style style:name="gr4" style:family="graphic" style:parent-style-name="objectwithoutfill">
      <style:graphic-properties svg:stroke-width="0.106cm" svg:stroke-color="#ffcc00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fill-color="#ffcc00" draw:textarea-horizontal-align="justify" draw:textarea-vertical-align="middle" draw:auto-grow-height="false" fo:min-height="2.037cm" fo:min-width="5.215cm" fo:wrap-option="no-wrap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cc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15.186cm" svg:x="3.175cm" svg:y="3.864cm">
          <draw:image xlink:href="Pictures/10000000000004B20000023E16B6FC9113645DD2.png" xlink:type="simple" xlink:show="embed" xlink:actuate="onLoad">
            <text:p/>
          </draw:image>
        </draw:frame>
        <draw:custom-shape draw:style-name="gr2" draw:text-style-name="P3" draw:layer="layout" svg:width="5.969cm" svg:height="2.286cm" svg:x="15.396cm" svg:y="14.845cm">
          <text:p text:style-name="P2">Create New</text:p>
          <text:p text:style-name="P2">Funding Record</text:p>
          <draw:enhanced-geometry svg:viewBox="0 0 21600 21600" draw:glue-points="10800 0 0 10800 10800 21600 21600 10800 ?f40 ?f41" draw:text-areas="0 0 21600 21600" draw:type="rectangular-callout" draw:modifiers="21654.2713567839 -24121.731526016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15.381cm" svg:y="14.847cm">
          <text:p text:style-name="P2">Create New</text:p>
          <text:p text:style-name="P2">Taxonomic</text:p>
          <text:p text:style-name="P2">Collection</text:p>
          <draw:enhanced-geometry svg:viewBox="0 0 21600 21600" draw:glue-points="10800 0 0 10800 10800 21600 21600 10800 ?f40 ?f41" draw:text-areas="0 0 21600 21600" draw:type="rectangular-callout" draw:modifiers="53862.5125628141 8616.81574239714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line draw:style-name="gr4" draw:text-style-name="P1" draw:layer="layout" svg:x1="18.952cm" svg:y1="14.845cm" svg:x2="20.349cm" svg:y2="14.845cm">
          <text:p/>
        </draw:line>
      </draw:page>
      <draw:page draw:name="page2" draw:style-name="dp1" draw:master-page-name="Default">
        <draw:frame draw:style-name="gr5" draw:text-style-name="P2" draw:layer="layout" svg:width="29.591cm" svg:height="23.067cm" svg:x="1.651cm" svg:y="1.905cm">
          <draw:image xlink:href="Pictures/10000000000004B2000003A9574F6DB695A2C7CF.png" xlink:type="simple" xlink:show="embed" xlink:actuate="onLoad">
            <text:p/>
          </draw:image>
        </draw:frame>
        <draw:custom-shape draw:style-name="gr3" draw:text-style-name="P3" draw:layer="layout" svg:width="5.969cm" svg:height="2.794cm" svg:x="19.439cm" svg:y="3.937cm">
          <text:p text:style-name="P2">Define the</text:p>
          <text:p text:style-name="P2">Taxonomic</text:p>
          <text:p text:style-name="P2">System</text:p>
          <draw:enhanced-geometry svg:viewBox="0 0 21600 21600" draw:glue-points="10800 0 0 10800 10800 21600 21600 10800 ?f40 ?f41" draw:text-areas="0 0 21600 21600" draw:type="rectangular-callout" draw:modifiers="-13860.9045226131 33787.19141323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5.969cm" svg:height="2.794cm" svg:x="30.988cm" svg:y="15.621cm">
          <text:p text:style-name="P2">Add a </text:p>
          <text:p text:style-name="P2">Classification</text:p>
          <text:p text:style-name="P2">From ITIS</text:p>
          <draw:enhanced-geometry svg:viewBox="0 0 21600 21600" draw:glue-points="10800 0 0 10800 10800 21600 21600 10800 ?f40 ?f41" draw:text-areas="0 0 21600 21600" draw:type="rectangular-callout" draw:modifiers="-1942.91457286432 -19915.27728085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3" draw:layer="layout" svg:width="5.715cm" svg:height="2.286cm" svg:x="31.269cm" svg:y="7.647cm">
          <text:p text:style-name="P2">Build you own</text:p>
          <text:p text:style-name="P2">Classification</text:p>
          <draw:enhanced-geometry svg:viewBox="0 0 21600 21600" draw:glue-points="10800 0 0 10800 10800 21600 21600 10800 ?f40 ?f41" draw:text-areas="0 0 21600 21600" draw:type="rectangular-callout" draw:modifiers="-2562.07137858642 38260.42850896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6-19T11:00:40.616200168</dc:date>
    <meta:editing-duration>P1DT3H27M53S</meta:editing-duration>
    <meta:editing-cycles>52</meta:editing-cycles>
    <meta:generator>LibreOffice/6.0.7.3$Linux_X86_64 LibreOffice_project/00m0$Build-3</meta:generator>
    <meta:document-statistic meta:object-count="8"/>
  </office:meta>
</office:document-meta>
</file>